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cores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Scores.A" style:family="table-column">
      <style:table-column-properties style:column-width="1cm" style:rel-column-width="3855*"/>
    </style:style>
    <style:style style:name="Scores.B" style:family="table-column">
      <style:table-column-properties style:column-width="5.992cm" style:rel-column-width="23098*"/>
    </style:style>
    <style:style style:name="Scores.C" style:family="table-column">
      <style:table-column-properties style:column-width="0.801cm" style:rel-column-width="3087*"/>
    </style:style>
    <style:style style:name="Scores.M" style:family="table-column">
      <style:table-column-properties style:column-width="2cm" style:rel-column-width="7712*"/>
    </style:style>
    <style:style style:name="Scores.1" style:family="table-row">
      <style:table-row-properties fo:keep-together="auto"/>
    </style:style>
    <style:style style:name="Scores.A1" style:family="table-cell" style:data-style-name="N10100">
      <style:table-cell-properties style:vertical-align="" fo:background-color="#000000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Scores.C1" style:family="table-cell" style:data-style-name="N10100">
      <style:table-cell-properties style:vertical-align="" fo:background-color="#000000" fo:padding="0cm" fo:border="0.05pt solid #000000" style:writing-mode="page">
        <style:background-image/>
      </style:table-cell-properties>
    </style:style>
    <style:style style:name="Scores.2" style:family="table-row">
      <style:table-row-properties style:min-row-height="0.709cm" fo:keep-together="auto"/>
    </style:style>
    <style:style style:name="Scores.A2" style:family="table-cell" style:data-style-name="N10100">
      <style:table-cell-properties style:vertical-align=""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Scores.B2" style:family="table-cell">
      <style:table-cell-properties style:vertical-align=""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Scores.C2" style:family="table-cell" style:data-style-name="N10000">
      <style:table-cell-properties style:vertical-align=""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Scores.M2" style:family="table-cell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Scores.3" style:family="table-row">
      <style:table-row-properties style:min-row-height="1.7cm" fo:keep-together="auto"/>
    </style:style>
    <style:style style:name="Scores.M3" style:family="table-cell" style:data-style-name="N10000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162655" officeooo:paragraph-rsid="00162655" fo:background-color="transparent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1823d3" officeooo:paragraph-rsid="001823d3" fo:background-color="transparent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officeooo:rsid="0012917f" officeooo:paragraph-rsid="0012917f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officeooo:rsid="001823d3" officeooo:paragraph-rsid="001823d3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officeooo:rsid="00162655" officeooo:paragraph-rsid="00162655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officeooo:rsid="001954d7" officeooo:paragraph-rsid="001954d7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823d3" officeooo:paragraph-rsid="001823d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b1670"/>
    </style:style>
    <style:style style:name="T2" style:family="text">
      <style:text-properties officeooo:rsid="001c7599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B Kwazy Kwistmas Kwiz 201<text:span text:style-name="T2">7</text:span></text:p>
      <text:p text:style-name="Subtitle"><text:span text:style-name="T1">Score</text:span> sheet</text:p>
      <table:table table:name="Scores" table:style-name="Scores">
        <table:table-column table:style-name="Scores.A"/>
        <table:table-column table:style-name="Scores.B"/>
        <table:table-column table:style-name="Scores.C" table:number-columns-repeated="10"/>
        <table:table-column table:style-name="Scores.M"/>
        <table:table-row table:style-name="Scores.1">
          <table:table-cell table:style-name="Scores.A1" table:number-columns-spanned="2" office:value-type="float" office:value="0">
            <text:p text:style-name="P1">Team </text:p>
          </table:table-cell>
          <table:covered-table-cell/>
          <table:table-cell table:style-name="Scores.C1" table:number-columns-spanned="11" office:value-type="float" office:value="0">
            <text:p text:style-name="P2">Sco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Scores.2">
          <table:table-cell table:style-name="Scores.A2" office:value-type="float" office:value="0">
            <text:p text:style-name="P5">#</text:p>
          </table:table-cell>
          <table:table-cell table:style-name="Scores.B2" office:value-type="string">
            <text:p text:style-name="P6">Name</text:p>
          </table:table-cell>
          <table:table-cell table:style-name="Scores.C2">
            <text:p text:style-name="P3"/>
          </table:table-cell>
          <table:table-cell table:style-name="Scores.C2">
            <text:p text:style-name="P3"/>
          </table:table-cell>
          <table:table-cell table:style-name="Scores.C2">
            <text:p text:style-name="P3"/>
          </table:table-cell>
          <table:table-cell table:style-name="Scores.C2">
            <text:p text:style-name="P3"/>
          </table:table-cell>
          <table:table-cell table:style-name="Scores.C2">
            <text:p text:style-name="P3"/>
          </table:table-cell>
          <table:table-cell table:style-name="Scores.C2">
            <text:p text:style-name="P3"/>
          </table:table-cell>
          <table:table-cell table:style-name="Scores.C2">
            <text:p text:style-name="P3"/>
          </table:table-cell>
          <table:table-cell table:style-name="Scores.C2">
            <text:p text:style-name="P3"/>
          </table:table-cell>
          <table:table-cell table:style-name="Scores.C2">
            <text:p text:style-name="P3"/>
          </table:table-cell>
          <table:table-cell table:style-name="Scores.C2">
            <text:p text:style-name="P3"/>
          </table:table-cell>
          <table:table-cell table:style-name="Scores.M2" office:value-type="string">
            <text:p text:style-name="P4">Total</text:p>
          </table:table-cell>
        </table:table-row>
        <table:table-row table:style-name="Scores.3">
          <table:table-cell table:style-name="Scores.A2" office:value-type="float" office:value="0">
            <text:p text:style-name="P8">1</text:p>
          </table:table-cell>
          <table:table-cell table:style-name="Scores.C2">
            <text:p text:style-name="P7"/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3">
          <table:table-cell table:style-name="Scores.A2" office:value-type="float" office:value="0">
            <text:p text:style-name="P8">2</text:p>
          </table:table-cell>
          <table:table-cell table:style-name="Scores.C2">
            <text:p text:style-name="P7"/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3">
          <table:table-cell table:style-name="Scores.A2" office:value-type="float" office:value="0">
            <text:p text:style-name="P8">3</text:p>
          </table:table-cell>
          <table:table-cell table:style-name="Scores.C2">
            <text:p text:style-name="P7"/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3">
          <table:table-cell table:style-name="Scores.A2" office:value-type="float" office:value="0">
            <text:p text:style-name="P8">4</text:p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3">
          <table:table-cell table:style-name="Scores.A2" office:value-type="float" office:value="0">
            <text:p text:style-name="P8">5</text:p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3">
          <table:table-cell table:style-name="Scores.A2" office:value-type="float" office:value="0">
            <text:p text:style-name="P8">6</text:p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3">
          <table:table-cell table:style-name="Scores.A2" office:value-type="float" office:value="0">
            <text:p text:style-name="P8">7</text:p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3">
          <table:table-cell table:style-name="Scores.A2" office:value-type="float" office:value="0">
            <text:p text:style-name="P8">8</text:p>
          </table:table-cell>
          <table:table-cell table:style-name="Scores.C2">
            <text:p text:style-name="P7"/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3">
          <table:table-cell table:style-name="Scores.A2" office:value-type="float" office:value="0">
            <text:p text:style-name="P8">9</text:p>
          </table:table-cell>
          <table:table-cell table:style-name="Scores.C2">
            <text:p text:style-name="P7"/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3">
          <table:table-cell table:style-name="Scores.A2" office:value-type="float" office:value="0">
            <text:p text:style-name="P8">10</text:p>
          </table:table-cell>
          <table:table-cell table:style-name="Scores.C2">
            <text:p text:style-name="P7"/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3">
          <table:table-cell table:style-name="Scores.A2" office:value-type="float" office:value="0">
            <text:p text:style-name="P8">11</text:p>
          </table:table-cell>
          <table:table-cell table:style-name="Scores.C2">
            <text:p text:style-name="P7"/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  <table:table-row table:style-name="Scores.3">
          <table:table-cell table:style-name="Scores.A2" office:value-type="float" office:value="0">
            <text:p text:style-name="P8">12</text:p>
          </table:table-cell>
          <table:table-cell table:style-name="Scores.C2">
            <text:p text:style-name="P7"/>
          </table:table-cell>
          <table:table-cell table:style-name="Scores.C2" office:value-type="float" office:value="0">
            <text:p text:style-name="P7"/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C2">
            <text:p text:style-name="P7"/>
          </table:table-cell>
          <table:table-cell table:style-name="Scores.M3">
            <text:p text:style-name="P7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Agapow</meta:initial-creator>
    <meta:creation-date>2016-12-18T20:23:16.592959000</meta:creation-date>
    <dc:date>2017-12-18T21:01:01.883337542</dc:date>
    <dc:creator>Paul Agapow</dc:creator>
    <meta:editing-duration>PT29M22S</meta:editing-duration>
    <meta:editing-cycles>11</meta:editing-cycles>
    <meta:generator>LibreOffice/5.2.0.4$MacOSX_X86_64 LibreOffice_project/066b007f5ebcc236395c7d282ba488bca6720265</meta:generator>
    <meta:document-statistic meta:table-count="1" meta:image-count="0" meta:object-count="0" meta:page-count="1" meta:paragraph-count="19" meta:word-count="24" meta:character-count="74" meta:non-whitespace-character-count="68"/>
  </office:meta>
</office:document-meta>
</file>